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8125in" style:rel-column-width="27538*"/>
    </style:style>
    <style:style style:name="Table1.B" style:family="table-column">
      <style:table-column-properties style:column-width="3.8806in" style:rel-column-width="379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896in" style:rel-column-width="11647*"/>
    </style:style>
    <style:style style:name="Table8.B" style:family="table-column">
      <style:table-column-properties style:column-width="2.8125in" style:rel-column-width="27538*"/>
    </style:style>
    <style:style style:name="Table8.C" style:family="table-column">
      <style:table-column-properties style:column-width="2.691in" style:rel-column-width="2635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4in" fo:margin-left="0.0111in" table:align="left"/>
    </style:style>
    <style:style style:name="Table5.A" style:family="table-column">
      <style:table-column-properties style:column-width="6.684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3069in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42cb5a" officeooo:paragraph-rsid="0042cb5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a01867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a01867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498a6" officeooo:paragraph-rsid="007c29f8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283fb5" officeooo:paragraph-rsid="007f4010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3b4c19" officeooo:paragraph-rsid="003b4c19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502afa" officeooo:paragraph-rsid="0034e385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324d67" officeooo:paragraph-rsid="00324d67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33353e" officeooo:paragraph-rsid="0033353e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7a33ef" officeooo:paragraph-rsid="0033353e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34e385" officeooo:paragraph-rsid="0034e385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324d67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fo:font-weight="bold" officeooo:rsid="0033353e" officeooo:paragraph-rsid="0033353e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rsid="00399b7e" officeooo:paragraph-rsid="00399b7e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8f84cf" officeooo:paragraph-rsid="008f84cf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weight="bold" officeooo:rsid="001ed7b9" officeooo:paragraph-rsid="001ed7b9" style:font-weight-asian="bold" style:font-weight-complex="bold"/>
    </style:style>
    <style:style style:name="P35" style:family="paragraph" style:parent-style-name="Standard">
      <style:text-properties fo:font-weight="bold" officeooo:rsid="001ed7b9" officeooo:paragraph-rsid="00a01867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90625d" officeooo:paragraph-rsid="0090625d" style:font-weight-asian="bold" style:font-weight-complex="bold"/>
    </style:style>
    <style:style style:name="P37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92602d" officeooo:paragraph-rsid="0092602d" style:font-weight-asian="bold" style:font-weight-complex="bold"/>
    </style:style>
    <style:style style:name="P39" style:family="paragraph" style:parent-style-name="Standard">
      <style:text-properties fo:font-weight="normal" officeooo:rsid="001ed7b9" officeooo:paragraph-rsid="00a01867" style:font-weight-asian="normal" style:font-weight-complex="normal"/>
    </style:style>
    <style:style style:name="P40" style:family="paragraph" style:parent-style-name="Standard">
      <style:text-properties fo:font-weight="normal" officeooo:rsid="001fdb9f" officeooo:paragraph-rsid="00a0186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9aa3c4" officeooo:paragraph-rsid="009aa3c4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3f81c9" officeooo:paragraph-rsid="003f81c9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a3c385" officeooo:paragraph-rsid="00a3c385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fo:font-weight="bold" officeooo:rsid="009f4e67" officeooo:paragraph-rsid="009f4e67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01867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3c385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191fce" officeooo:paragraph-rsid="00a01867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0577621" officeooo:paragraph-rsid="00577621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58cc00" officeooo:paragraph-rsid="0058cc00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76a59d" officeooo:paragraph-rsid="0076a59d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weight="bold" officeooo:rsid="008f84cf" officeooo:paragraph-rsid="008f84cf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paragraph-rsid="00676c4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paragraph-rsid="00693537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paragraph-rsid="0073cd19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paragraph-rsid="00701241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paragraph-rsid="008430c6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577621" officeooo:paragraph-rsid="00577621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577621" officeooo:paragraph-rsid="00676c47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577621" officeooo:paragraph-rsid="00693537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3b4c19" officeooo:paragraph-rsid="003b4c19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8bfb8e" officeooo:paragraph-rsid="008bfb8e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font-weight="bold" officeooo:rsid="00577621" officeooo:paragraph-rsid="00577621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2pt" fo:font-weight="bold" officeooo:rsid="003f81c9" officeooo:paragraph-rsid="003f81c9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2pt" fo:font-weight="bold" officeooo:rsid="008696b6" officeooo:paragraph-rsid="008696b6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size="12pt" fo:font-weight="bold" officeooo:rsid="0088d5b4" officeooo:paragraph-rsid="0088d5b4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officeooo:rsid="0020888e" officeooo:paragraph-rsid="00a01867"/>
    </style:style>
    <style:style style:name="P77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78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</style:style>
    <style:style style:name="P81" style:family="paragraph" style:parent-style-name="Table_20_Contents">
      <style:paragraph-properties fo:text-align="start" style:justify-single-word="false"/>
      <style:text-properties officeooo:rsid="0058cc00" officeooo:paragraph-rsid="0058cc00"/>
    </style:style>
    <style:style style:name="P82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83" style:family="paragraph" style:parent-style-name="Table_20_Contents">
      <style:paragraph-properties fo:text-align="start" style:justify-single-word="false"/>
      <style:text-properties officeooo:rsid="0033353e" officeooo:paragraph-rsid="0076c5b6"/>
    </style:style>
    <style:style style:name="P84" style:family="paragraph" style:parent-style-name="Table_20_Contents">
      <style:paragraph-properties fo:text-align="start" style:justify-single-word="false"/>
      <style:text-properties officeooo:rsid="0076c5b6" officeooo:paragraph-rsid="0076c5b6"/>
    </style:style>
    <style:style style:name="P85" style:family="paragraph" style:parent-style-name="Table_20_Contents">
      <style:paragraph-properties fo:text-align="start" style:justify-single-word="false"/>
      <style:text-properties officeooo:rsid="0076c5b6" officeooo:paragraph-rsid="00773212"/>
    </style:style>
    <style:style style:name="P86" style:family="paragraph" style:parent-style-name="Table_20_Contents">
      <style:paragraph-properties fo:text-align="start" style:justify-single-word="false"/>
      <style:text-properties officeooo:rsid="0076c5b6" officeooo:paragraph-rsid="007b162c"/>
    </style:style>
    <style:style style:name="P87" style:family="paragraph" style:parent-style-name="Table_20_Contents">
      <style:paragraph-properties fo:text-align="start" style:justify-single-word="false"/>
      <style:text-properties officeooo:rsid="004a1ceb" officeooo:paragraph-rsid="004a1ceb"/>
    </style:style>
    <style:style style:name="P88" style:family="paragraph" style:parent-style-name="Table_20_Contents">
      <style:paragraph-properties fo:text-align="start" style:justify-single-word="false"/>
      <style:text-properties officeooo:rsid="00789636" officeooo:paragraph-rsid="00789636"/>
    </style:style>
    <style:style style:name="P89" style:family="paragraph" style:parent-style-name="Table_20_Contents">
      <style:paragraph-properties fo:text-align="start" style:justify-single-word="false"/>
      <style:text-properties officeooo:rsid="007b162c" officeooo:paragraph-rsid="007b162c"/>
    </style:style>
    <style:style style:name="P90" style:family="paragraph" style:parent-style-name="Table_20_Contents">
      <style:paragraph-properties fo:text-align="center" style:justify-single-word="false"/>
      <style:text-properties fo:font-size="11pt" fo:font-weight="bold" officeooo:rsid="0088d5b4" officeooo:paragraph-rsid="0088d5b4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officeooo:rsid="008f84cf" officeooo:paragraph-rsid="008f84cf"/>
    </style:style>
    <style:style style:name="P92" style:family="paragraph" style:parent-style-name="Table_20_Contents">
      <style:paragraph-properties fo:text-align="start" style:justify-single-word="false"/>
      <style:text-properties officeooo:rsid="009c7862" officeooo:paragraph-rsid="009c7862"/>
    </style:style>
    <style:style style:name="P93" style:family="paragraph" style:parent-style-name="Table_20_Contents">
      <style:paragraph-properties fo:text-align="start" style:justify-single-word="false"/>
      <style:text-properties fo:font-size="12pt" officeooo:paragraph-rsid="00af1116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paragraph-rsid="00b0bac5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officeooo:rsid="00af1116" officeooo:paragraph-rsid="00af1116"/>
    </style:style>
    <style:style style:name="P96" style:family="paragraph" style:parent-style-name="Table_20_Contents">
      <style:paragraph-properties fo:text-align="start" style:justify-single-word="false"/>
      <style:text-properties officeooo:rsid="00b0bac5" officeooo:paragraph-rsid="00b0bac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244fc" style:font-style-asian="italic" style:font-style-complex="italic"/>
    </style:style>
    <style:style style:name="T3" style:family="text">
      <style:text-properties fo:font-style="italic" officeooo:rsid="0083a038" style:font-style-asian="italic" style:font-style-complex="italic"/>
    </style:style>
    <style:style style:name="T4" style:family="text">
      <style:text-properties fo:font-style="italic" fo:font-weight="normal" officeooo:rsid="007e7de3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1d9f" style:font-style-asian="normal" style:font-style-complex="normal"/>
    </style:style>
    <style:style style:name="T7" style:family="text">
      <style:text-properties fo:font-style="normal" officeooo:rsid="00165b7a" style:font-style-asian="normal" style:font-style-complex="normal"/>
    </style:style>
    <style:style style:name="T8" style:family="text">
      <style:text-properties fo:font-style="normal" officeooo:rsid="0036a03b" style:font-style-asian="normal" style:font-style-complex="normal"/>
    </style:style>
    <style:style style:name="T9" style:family="text">
      <style:text-properties fo:font-style="normal" officeooo:rsid="00380dfc" style:font-style-asian="normal" style:font-style-complex="normal"/>
    </style:style>
    <style:style style:name="T10" style:family="text">
      <style:text-properties fo:font-style="normal" officeooo:rsid="009617aa" style:font-style-asian="normal" style:font-style-complex="normal"/>
    </style:style>
    <style:style style:name="T11" style:family="text">
      <style:text-properties officeooo:rsid="00165b7a"/>
    </style:style>
    <style:style style:name="T12" style:family="text">
      <style:text-properties officeooo:rsid="00176af8"/>
    </style:style>
    <style:style style:name="T13" style:family="text">
      <style:text-properties officeooo:rsid="00191fce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7" style:family="text">
      <style:text-properties fo:font-variant="normal" fo:text-transform="none" fo:color="#000000" style:font-name="Times New Roman" fo:letter-spacing="normal" fo:font-style="normal" fo:font-weight="normal" officeooo:rsid="003ef3e6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 officeooo:rsid="005a9b39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 officeooo:rsid="005c4211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officeooo:rsid="005e88ff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 officeooo:rsid="0060210b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 officeooo:rsid="0060e783"/>
    </style:style>
    <style:style style:name="T23" style:family="text">
      <style:text-properties fo:font-variant="normal" fo:text-transform="none" fo:color="#000000" style:font-name="Times New Roman" fo:letter-spacing="normal" fo:font-style="normal" fo:font-weight="normal" officeooo:rsid="0063fcaa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 officeooo:rsid="00647ca6"/>
    </style:style>
    <style:style style:name="T25" style:family="text">
      <style:text-properties fo:font-variant="normal" fo:text-transform="none" fo:color="#000000" style:font-name="Times New Roman" fo:letter-spacing="normal" fo:font-style="normal" fo:font-weight="normal" officeooo:rsid="0065d225"/>
    </style:style>
    <style:style style:name="T26" style:family="text">
      <style:text-properties fo:font-variant="normal" fo:text-transform="none" fo:color="#000000" style:font-name="Times New Roman" fo:letter-spacing="normal" fo:font-style="normal" fo:font-weight="normal" officeooo:rsid="00676c47"/>
    </style:style>
    <style:style style:name="T27" style:family="text">
      <style:text-properties fo:font-variant="normal" fo:text-transform="none" fo:color="#000000" style:font-name="Times New Roman" fo:letter-spacing="normal" fo:font-style="normal" fo:font-weight="normal" officeooo:rsid="00693537"/>
    </style:style>
    <style:style style:name="T28" style:family="text">
      <style:text-properties fo:font-variant="normal" fo:text-transform="none" fo:color="#000000" style:font-name="Times New Roman" fo:letter-spacing="normal" fo:font-style="normal" fo:font-weight="normal" officeooo:rsid="0072f31e"/>
    </style:style>
    <style:style style:name="T29" style:family="text">
      <style:text-properties fo:font-variant="normal" fo:text-transform="none" fo:color="#000000" style:font-name="Times New Roman" fo:letter-spacing="normal" fo:font-style="normal" fo:font-weight="normal" officeooo:rsid="007119ff"/>
    </style:style>
    <style:style style:name="T30" style:family="text">
      <style:text-properties fo:font-variant="normal" fo:text-transform="none" fo:color="#000000" style:font-name="Times New Roman" fo:letter-spacing="normal" fo:font-style="normal" fo:font-weight="normal" officeooo:rsid="0073cd19"/>
    </style:style>
    <style:style style:name="T31" style:family="text">
      <style:text-properties fo:font-variant="normal" fo:text-transform="none" fo:color="#000000" style:font-name="Times New Roman" fo:letter-spacing="normal" fo:font-style="normal" fo:font-weight="normal" officeooo:rsid="006f1141"/>
    </style:style>
    <style:style style:name="T32" style:family="text">
      <style:text-properties fo:font-variant="normal" fo:text-transform="none" fo:color="#000000" style:font-name="Times New Roman" fo:letter-spacing="normal" fo:font-style="normal" fo:font-weight="normal" officeooo:rsid="00701241"/>
    </style:style>
    <style:style style:name="T33" style:family="text">
      <style:text-properties fo:font-variant="normal" fo:text-transform="none" fo:color="#000000" style:font-name="Times New Roman" fo:letter-spacing="normal" fo:font-style="normal" fo:font-weight="normal" officeooo:rsid="00724e16"/>
    </style:style>
    <style:style style:name="T34" style:family="text">
      <style:text-properties fo:font-variant="normal" fo:text-transform="none" fo:color="#000000" style:font-name="Times New Roman" fo:letter-spacing="normal" fo:font-style="normal" fo:font-weight="normal" officeooo:rsid="006a9f9f"/>
    </style:style>
    <style:style style:name="T35" style:family="text">
      <style:text-properties fo:font-variant="normal" fo:text-transform="none" fo:color="#000000" style:font-name="Times New Roman" fo:letter-spacing="normal" fo:font-style="normal" fo:font-weight="normal" officeooo:rsid="006b3538"/>
    </style:style>
    <style:style style:name="T36" style:family="text">
      <style:text-properties fo:font-variant="normal" fo:text-transform="none" fo:color="#000000" style:font-name="Times New Roman" fo:letter-spacing="normal" fo:font-style="normal" fo:font-weight="normal" officeooo:rsid="006ce149"/>
    </style:style>
    <style:style style:name="T37" style:family="text">
      <style:text-properties fo:font-variant="normal" fo:text-transform="none" fo:color="#000000" style:font-name="Times New Roman" fo:letter-spacing="normal" fo:font-style="normal" fo:font-weight="normal" officeooo:rsid="00a88c85"/>
    </style:style>
    <style:style style:name="T38" style:family="text">
      <style:text-properties fo:font-variant="normal" fo:text-transform="none" fo:color="#000000" style:font-name="Times New Roman" fo:letter-spacing="normal" fo:font-style="normal" fo:font-weight="normal" officeooo:rsid="00ab036d"/>
    </style:style>
    <style:style style:name="T39" style:family="text">
      <style:text-properties fo:font-variant="normal" fo:text-transform="none" fo:color="#000000" style:font-name="Times New Roman" fo:letter-spacing="normal" fo:font-style="normal" fo:font-weight="normal" officeooo:rsid="00af1116"/>
    </style:style>
    <style:style style:name="T40" style:family="text">
      <style:text-properties fo:font-variant="normal" fo:text-transform="none" fo:color="#000000" fo:letter-spacing="normal"/>
    </style:style>
    <style:style style:name="T41" style:family="text">
      <style:text-properties officeooo:rsid="0019fb09"/>
    </style:style>
    <style:style style:name="T42" style:family="text">
      <style:text-properties officeooo:rsid="001dba71"/>
    </style:style>
    <style:style style:name="T43" style:family="text">
      <style:text-properties officeooo:rsid="001ed7b9"/>
    </style:style>
    <style:style style:name="T44" style:family="text">
      <style:text-properties officeooo:rsid="001fdb9f"/>
    </style:style>
    <style:style style:name="T45" style:family="text">
      <style:text-properties officeooo:rsid="0023b47f"/>
    </style:style>
    <style:style style:name="T46" style:family="text">
      <style:text-properties officeooo:rsid="00283fb5"/>
    </style:style>
    <style:style style:name="T47" style:family="text">
      <style:text-properties officeooo:rsid="002dab34"/>
    </style:style>
    <style:style style:name="T48" style:family="text">
      <style:text-properties officeooo:rsid="003e0fc0"/>
    </style:style>
    <style:style style:name="T49" style:family="text">
      <style:text-properties officeooo:rsid="00435f39"/>
    </style:style>
    <style:style style:name="T50" style:family="text">
      <style:text-properties officeooo:rsid="0044c27d"/>
    </style:style>
    <style:style style:name="T51" style:family="text">
      <style:text-properties officeooo:rsid="00476cca"/>
    </style:style>
    <style:style style:name="T52" style:family="text">
      <style:text-properties officeooo:rsid="00502afa"/>
    </style:style>
    <style:style style:name="T53" style:family="text">
      <style:text-properties officeooo:rsid="0055daf7"/>
    </style:style>
    <style:style style:name="T54" style:family="text">
      <style:text-properties officeooo:rsid="00773212"/>
    </style:style>
    <style:style style:name="T55" style:family="text">
      <style:text-properties officeooo:rsid="007cb630"/>
    </style:style>
    <style:style style:name="T56" style:family="text">
      <style:text-properties officeooo:rsid="007e7de3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a1daa7" style:font-weight-asian="bold" style:font-weight-complex="bold"/>
    </style:style>
    <style:style style:name="T59" style:family="text">
      <style:text-properties officeooo:rsid="008244fc"/>
    </style:style>
    <style:style style:name="T60" style:family="text">
      <style:text-properties officeooo:rsid="0083a038"/>
    </style:style>
    <style:style style:name="T61" style:family="text">
      <style:text-properties officeooo:rsid="008dd4b2"/>
    </style:style>
    <style:style style:name="T62" style:family="text">
      <style:text-properties officeooo:rsid="008f84cf"/>
    </style:style>
    <style:style style:name="T63" style:family="text">
      <style:text-properties officeooo:rsid="0092602d"/>
    </style:style>
    <style:style style:name="T64" style:family="text">
      <style:text-properties officeooo:rsid="0095b038"/>
    </style:style>
    <style:style style:name="T65" style:family="text">
      <style:text-properties officeooo:rsid="00a1daa7"/>
    </style:style>
    <style:style style:name="T66" style:family="text">
      <style:text-properties officeooo:rsid="00a38b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63">Язык</text:span> <text:span text:style-name="T64">представления SCP-программ</text:span> SimpleSCP</text:p>
      <text:p text:style-name="P38">Введение</text:p>
      <text:p text:style-name="P41">Язык SimpleSCP предназначен для короткого и удобочитаемого представления программ на языке SCP в варианте представления SCs. </text:p>
      <text:p text:style-name="P37">Основ<text:span text:style-name="T43">ы языка SimpleSCP</text:span></text:p>
      <text:p text:style-name="P34">Тело программы</text:p>
      <text:p text:style-name="P1"><text:span text:style-name="T12">Тело </text:span>SimpleSCP-<text:span text:style-name="T42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 </text:p>
      <text:p text:style-name="P2">Где <text:span text:style-name="T1">название</text:span> – это ключевое слово <text:span text:style-name="T11">языка SimpleSCP либо идентификатор пользовательской функции</text:span>, а <text:span text:style-name="T1">аргументы – </text:span><text:span text:style-name="T5">конструкции вида:</text:span></text:p>
      <text:p text:style-name="P3">[модификаторы, название]</text:p>
      <text:p text:style-name="P8">название</text:p>
      <text:p text:style-name="P8">[]</text:p>
      <text:p text:style-name="P5"><text:span text:style-name="T7">Тут </text:span><text:span text:style-name="T11">н</text:span>азвание – <text:span text:style-name="T5">идентификатор используемой константы или переменной, состоящий из нижних подчеркиваний, букв латинского алфавита и цифр, </text:span><text:span text:style-name="T7">либо строковый литерал, взятый в кавычки</text:span><text:span text:style-name="T5">. </text:span>Модификаторы – <text:span text:style-name="T5">список ключевых слов, обозначающих роль аргумента в операторе. Модификаторы могут быть назначены по умолчанию. </text:span><text:span text:style-name="T8">Кроме того, аргумент может быть пустым – </text:span><text:span text:style-name="T9">тогда при трансляции в SCP он не будет использован в операторе</text:span><text:span text:style-name="T8">.</text:span></text:p>
      <text:p text:style-name="P4"><text:span text:style-name="T5">Примеры правильного вызова операторов SimpleSCP можно увидеть </text:span><text:span text:style-name="T6">ниже</text:span><text:span text:style-name="T7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Пример SimpleSCP</text:p>
          </table:table-cell>
          <table:table-cell table:style-name="Table1.B1" office:value-type="string">
            <text:p text:style-name="P48">Соответствующий код SCP</text:p>
          </table:table-cell>
        </table:table-row>
        <table:table-row>
          <table:table-cell table:style-name="Table1.A2" office:value-type="string">
            <text:p text:style-name="P12"><text:span text:style-name="T41">s</text:span>earch(_set, [assign, _arc],_element);</text:p>
          </table:table-cell>
          <table:table-cell table:style-name="Table1.B2" office:value-type="string">
            <text:p text:style-name="P79">-&gt; ..operator1 (*</text:p>
            <text:p text:style-name="P58"><text:span text:style-name="T14"><text:s text:c="2"/>&lt;- searchElStr3;;</text:span><text:line-break/><text:span text:style-name="T40"> <text:s/></text:span><text:span text:style-name="T14">-&gt; rrel_1: rrel_fixed: rrel_scp_var: _set;;</text:span><text:line-break/><text:span text:style-name="T40"> <text:s/></text:span><text:span text:style-name="T14">-&gt; rrel_2: rrel_scp_var: rrel_assign: _arc;;</text:span><text:line-break/><text:span text:style-name="T40"> <text:s/></text:span><text:span text:style-name="T14">-&gt; rrel_3: rrel_fixed: rrel_scp_var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1"><text:span text:style-name="T49">search</text:span>(</text:p>
            <text:p text:style-name="P11"><text:s text:c="2"/>search_pattern, </text:p>
            <text:p text:style-name="P11"><text:s text:c="2"/>[assign, _result], </text:p>
            <text:p text:style-name="P11"><text:s text:c="2"/>parameters, </text:p>
            <text:p text:style-name="P11"><text:s text:c="2"/>[assign, _all_elements]</text:p>
            <text:p text:style-name="P11">);</text:p>
          </table:table-cell>
          <table:table-cell table:style-name="Table1.B2" office:value-type="string">
            <text:p text:style-name="P57"><text:span text:style-name="T14">-&gt; ..operator1 (*</text:span><text:line-break/><text:span text:style-name="T40"> <text:s/></text:span><text:span text:style-name="T14">&lt;- sys_search;;</text:span><text:line-break/><text:span text:style-name="T40"> <text:s/></text:span><text:span text:style-name="T14">-&gt; rrel_1: rrel_fixed: rrel_scp_const: search_pattern;;</text:span><text:line-break/><text:span text:style-name="T40"> <text:s/></text:span><text:span text:style-name="T14">-&gt; rrel_2: rrel_scp_var: rrel_assign: _result;;</text:span><text:line-break/><text:span text:style-name="T40"> <text:s/></text:span><text:span text:style-name="T14">-&gt; rrel_3: rrel_fixed: rrel_scp_const: parameters;;</text:span><text:line-break/><text:span text:style-name="T40"> <text:s/></text:span><text:span text:style-name="T14">-&gt; rrel_4: rrel_scp_var: rrel_assign: _all_elements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1">erase([erase, _element]);</text:p>
          </table:table-cell>
          <table:table-cell table:style-name="Table1.B2" office:value-type="string">
            <text:p text:style-name="P57"><text:span text:style-name="T14">-&gt; ..operator1 (*</text:span><text:line-break/><text:span text:style-name="T40"> <text:s/></text:span><text:span text:style-name="T14">&lt;- eraseEl;;</text:span><text:line-break/><text:span text:style-name="T40"> <text:s/></text:span><text:span text:style-name="T14">-&gt; rrel_1: rrel_fixed: rrel_scp_var: rrel_erase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21"><text:span text:style-name="T50">generate</text:span>(</text:p>
            <text:p text:style-name="P21"><text:s text:c="2"/>_node1,</text:p>
            <text:p text:style-name="P21"><text:s text:c="2"/>[assign, _arc],</text:p>
            <text:p text:style-name="P21"><text:s text:c="2"/>[assign, _node2],</text:p>
            <text:p text:style-name="P21"><text:s text:c="2"/>[], [], [<text:span text:style-name="T48">assign, </text:span>_set]</text:p>
            <text:p text:style-name="P21">);</text:p>
          </table:table-cell>
          <table:table-cell table:style-name="Table1.B2" office:value-type="string">
            <text:p text:style-name="P57"><text:span text:style-name="T14">-&gt; ..operator1 (*</text:span><text:line-break/><text:span text:style-name="T40"> <text:s/></text:span><text:span text:style-name="T14">&lt;- genSetStr3;;</text:span><text:line-break/><text:span text:style-name="T40"> <text:s/></text:span><text:span text:style-name="T14">-&gt; rrel_1: rrel_fixed: rrel_scp_var: _node1;;</text:span><text:line-break/><text:span text:style-name="T40"> <text:s/></text:span><text:span text:style-name="T14">-&gt; rrel_2: rrel_scp_var: rrel_assign: _arc;;</text:span><text:line-break/><text:span text:style-name="T40"> <text:s/></text:span><text:span text:style-name="T14">-&gt; rrel_3: rrel_scp_var: rrel_assign: _node2;;</text:span><text:line-break/><text:span text:style-name="T40"> <text:s/></text:span><text:span text:style-name="T14">-&gt; rrel_set_3: rrel_</text:span><text:span text:style-name="T17">assign</text:span><text:span text:style-name="T14">: rrel_scp_var: _se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3">proc_of_user_function(</text:p>
            <text:p text:style-name="P13"><text:s text:c="2"/>_user_argument, </text:p>
            <text:p text:style-name="P13"><text:s text:c="2"/>nrel_<text:span text:style-name="T13">some_relation</text:span></text:p>
            <text:p text:style-name="P13"><text:soft-page-break/>);</text:p>
          </table:table-cell>
          <table:table-cell table:style-name="Table1.B2" office:value-type="string">
            <text:p text:style-name="P57"><text:span text:style-name="T14">-&gt; ..operator1 (*</text:span><text:line-break/><text:span text:style-name="T40"> <text:s/></text:span><text:span text:style-name="T14">&lt;- call;;</text:span><text:line-break/><text:span text:style-name="T40"> <text:s/></text:span><text:span text:style-name="T14">-&gt; rrel_1: rrel_fixed: rrel_scp_const: </text:span><text:soft-page-break/><text:span text:style-name="T14">proc_of_user_function;;</text:span><text:line-break/><text:span text:style-name="T40"> <text:s/></text:span><text:span text:style-name="T14">-&gt; rrel_2: ... (*</text:span><text:line-break/><text:span text:style-name="T40"> <text:s text:c="3"/></text:span><text:span text:style-name="T14">-&gt; rrel_1: rrel_fixed: rrel_scp_var: _user_argument;;</text:span><text:line-break/><text:span text:style-name="T40"> <text:s text:c="3"/></text:span><text:span text:style-name="T14">-&gt; rrel_2: rrel_fixed: rrel_scp_const: nrel_some_relation;;</text:span><text:line-break/><text:span text:style-name="T40"> <text:s/></text:span><text:span text:style-name="T14">*);;</text:span><text:line-break/><text:span text:style-name="T40"> <text:s/></text:span><text:span text:style-name="T14">-&gt; rrel_3: rrel_scp_var: rrel_assign: _process;;</text:span><text:line-break/><text:span text:style-name="T40"> <text:s/></text:span><text:span text:style-name="T14">=&gt; nrel_goto: ..operator2;;</text:span><text:line-break/><text:span text:style-name="T14">*);;</text:span><text:line-break/><text:span text:style-name="T14">-&gt; ..operator2 (*</text:span><text:line-break/><text:span text:style-name="T40"> <text:s/></text:span><text:span text:style-name="T14">&lt;- waitReturn;;</text:span><text:line-break/><text:span text:style-name="T40"> <text:s/></text:span><text:span text:style-name="T14">-&gt; rrel_1: rrel_fixed: rrel_scp_var: _process;;</text:span><text:line-break/><text:span text:style-name="T14">*);;</text:span></text:p>
          </table:table-cell>
        </table:table-row>
      </table:table>
      <text:p text:style-name="P16"/>
      <text:p text:style-name="P15"><text:span text:style-name="T55">Конструкции управления потоком устанавливают соответствующие связи nrel_goto, nrel_then и nrel_else между операторами программы. </text:span>Конструкциями управления потоком в SimpleSCP являются условия и циклы. </text:p>
      <text:p text:style-name="P14">Услов<text:span text:style-name="T46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18">Здесь <text:span text:style-name="T1">оператор</text:span> – линейный оператор языка SimpleSCP, <text:span text:style-name="T1">действия если</text:span> – набор операторов, <text:span text:style-name="T56">к которым будет осуществлен переход nrel_then от </text:span><text:span text:style-name="T4">оператора</text:span>, <text:span text:style-name="T1">действия в другом случае</text:span> - <text:s/>набор операторов, <text:s/><text:span text:style-name="T56">к которым будет осуществлен переход nrel_else от </text:span><text:span text:style-name="T4">оператора.</text:span></text:p>
      <text:p text:style-name="P16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9">Пример SimpleSCP</text:p>
          </table:table-cell>
        </table:table-row>
        <table:table-row>
          <table:table-cell table:style-name="Table3.A2" office:value-type="string">
            <text:p text:style-name="P78">if(search(some_class, [assign, _arc], _node)) { </text:p>
            <text:p text:style-name="P78"><text:s text:c="2"/>proc_do_some_actions(_node); </text:p>
            <text:p text:style-name="P78">} </text:p>
          </table:table-cell>
        </table:table-row>
        <table:table-row>
          <table:table-cell table:style-name="Table3.A2" office:value-type="string">
            <text:p text:style-name="P51">Соответствующий код SCP</text:p>
          </table:table-cell>
        </table:table-row>
        <table:table-row>
          <table:table-cell table:style-name="Table3.A2" office:value-type="string">
            <text:p text:style-name="P66"><text:span text:style-name="T14">-&gt; ..operator1 (*</text:span><text:line-break/><text:span text:style-name="T40"> <text:s/></text:span><text:span text:style-name="T14">&lt;- searchElStr3;;</text:span><text:line-break/><text:span text:style-name="T40"> <text:s/></text:span><text:span text:style-name="T14">-&gt; rrel_1: rrel_fixed: rrel_scp_const: some_class;;</text:span><text:line-break/><text:span text:style-name="T40"> <text:s/></text:span><text:span text:style-name="T14">-&gt; rrel_2: rrel_scp_var: rrel_assign: _arc;;</text:span><text:line-break/><text:span text:style-name="T40"> <text:s/></text:span><text:span text:style-name="T14">-&gt; rrel_3: rrel_fixed: rrel_scp_var: _node;;</text:span><text:line-break/><text:span text:style-name="T40"> <text:s/></text:span><text:span text:style-name="T14">=&gt; nrel_then: ..operator2;;</text:span><text:line-break/><text:span text:style-name="T40"> <text:s/></text:span><text:span text:style-name="T14">=&gt; nrel_else: ..operator</text:span><text:span text:style-name="T16">4</text:span><text:span text:style-name="T14">;;</text:span><text:line-break/><text:span text:style-name="T14">*);;</text:span><text:line-break/><text:span text:style-name="T14">-&gt; ..operator2 (*</text:span><text:line-break/><text:span text:style-name="T40"> <text:s/></text:span><text:span text:style-name="T14">&lt;- call;;</text:span><text:line-break/><text:span text:style-name="T40"> <text:s/></text:span><text:span text:style-name="T14">-&gt; rrel_1: rrel_fixed: rrel_scp_const: proc_do_some_actions;;</text:span><text:line-break/><text:span text:style-name="T40"> <text:s/></text:span><text:span text:style-name="T14">-&gt; rrel_2: ... (*</text:span><text:line-break/><text:span text:style-name="T40"> <text:s text:c="3"/></text:span><text:span text:style-name="T14">-&gt; rrel_1: rrel_fixed: rrel_scp_var: _node;;</text:span><text:line-break/><text:span text:style-name="T40"> <text:s/></text:span><text:span text:style-name="T14">*);;</text:span><text:line-break/><text:span text:style-name="T40"> <text:s/></text:span><text:span text:style-name="T14">-&gt; rrel_3: rrel_scp_var: rrel_assign: _process;;</text:span><text:line-break/><text:span text:style-name="T40"> <text:s/></text:span><text:span text:style-name="T14">=&gt; nrel_goto: ..operator3;;</text:span><text:line-break/><text:span text:style-name="T14">*);;</text:span><text:line-break/><text:span text:style-name="T14">-&gt; ..operator3 (*</text:span><text:line-break/><text:span text:style-name="T40"> <text:s/></text:span><text:span text:style-name="T14">&lt;- waitReturn;;</text:span><text:line-break/><text:span text:style-name="T40"> <text:s/></text:span><text:span text:style-name="T14">-&gt; rrel_1: rrel_fixed: rrel_scp_var: _process;;</text:span><text:line-break/><text:span text:style-name="T14">*);;</text:span></text:p>
          </table:table-cell>
        </table:table-row>
      </table:table>
      <text:p text:style-name="P16"><text:soft-page-break/></text:p>
      <text:p text:style-name="P19">Циклы с предусловием в SimpleSCP описываются следующим образом:</text:p>
      <text:p text:style-name="P7">while(оператор) {действия;}</text:p>
      <text:p text:style-name="P17">Здесь <text:span text:style-name="T1">оператор</text:span> – линейный оператор языка SimpleSCP, <text:span text:style-name="T1">действия </text:span>– набор операторов, <text:span text:style-name="T59">к которым будет осуществлен переход nrel_then от </text:span><text:span text:style-name="T2">оператора </text:span><text:span text:style-name="T60">и от которых будет осуществлен переход nrel_goto к </text:span><text:span text:style-name="T3">оператору</text:span><text:span text:style-name="T60">.</text:span></text:p>
      <text:p text:style-name="P17">Пример правильного использования <text:span text:style-name="T47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0">Пример SimpleSCP</text:p>
          </table:table-cell>
        </table:table-row>
        <table:table-row>
          <table:table-cell table:style-name="Table4.A2" office:value-type="string">
            <text:p text:style-name="P77"><text:s/>while(search(_set, [assign, _arc], [assign, _node])){</text:p>
            <text:p text:style-name="P77"><text:s text:c="4"/>print_<text:span text:style-name="T51">el</text:span>(_node);</text:p>
            <text:p text:style-name="P77"><text:s text:c="4"/>proc_of_some_actions([_node]);</text:p>
            <text:p text:style-name="P77"><text:s text:c="4"/>erase(erase, _arc);</text:p>
            <text:p text:style-name="P77"><text:s text:c="2"/>}</text:p>
          </table:table-cell>
        </table:table-row>
        <table:table-row>
          <table:table-cell table:style-name="Table4.A2" office:value-type="string">
            <text:p text:style-name="P51">Соответствующий код SCP</text:p>
          </table:table-cell>
        </table:table-row>
        <table:table-row>
          <table:table-cell table:style-name="Table4.A2" office:value-type="string">
            <text:p text:style-name="P65"><text:span text:style-name="T14">-&gt; ..operator1 (*</text:span><text:line-break/><text:span text:style-name="T40"> <text:s/></text:span><text:span text:style-name="T14">&lt;- searchElStr3;;</text:span><text:line-break/><text:span text:style-name="T40"> <text:s/></text:span><text:span text:style-name="T14">-&gt; rrel_1: rrel_fixed: rrel_scp_var: _set;;</text:span><text:line-break/><text:span text:style-name="T40"> <text:s/></text:span><text:span text:style-name="T14">-&gt; rrel_2: rrel_scp_var: rrel_assign: _arc;;</text:span><text:line-break/><text:span text:style-name="T40"> <text:s/></text:span><text:span text:style-name="T14">-&gt; rrel_3: rrel_scp_var: rrel_assign: _node;;</text:span><text:line-break/><text:span text:style-name="T40"> <text:s/></text:span><text:span text:style-name="T14">=&gt; nrel_then: ..operator2;;</text:span><text:line-break/><text:span text:style-name="T40"> <text:s/></text:span><text:span text:style-name="T14">=&gt; nrel_else: ..operator6;;</text:span><text:line-break/><text:span text:style-name="T14">*);;</text:span><text:line-break/><text:span text:style-name="T14">-&gt; ..operator2 (*</text:span><text:line-break/><text:span text:style-name="T40"> <text:s/></text:span><text:span text:style-name="T14">&lt;- printEl;;</text:span><text:line-break/><text:span text:style-name="T40"> <text:s/></text:span><text:span text:style-name="T14">-&gt; rrel_1: rrel_fixed: rrel_scp_var: _node;;</text:span><text:line-break/><text:span text:style-name="T40"> <text:s/></text:span><text:span text:style-name="T14">=&gt; nrel_goto: ..operator3;;</text:span><text:line-break/><text:span text:style-name="T14">*);;</text:span><text:line-break/><text:span text:style-name="T14">-&gt; ..operator3 (*</text:span><text:line-break/><text:span text:style-name="T40"> <text:s/></text:span><text:span text:style-name="T14">&lt;- call;;</text:span><text:line-break/><text:span text:style-name="T40"> <text:s/></text:span><text:span text:style-name="T14">-&gt; rrel_1: rrel_fixed: rrel_scp_const: proc_of_some_actions;;</text:span><text:line-break/><text:span text:style-name="T40"> <text:s/></text:span><text:span text:style-name="T14">-&gt; rrel_2: ... (*</text:span><text:line-break/><text:span text:style-name="T40"> <text:s text:c="3"/></text:span><text:span text:style-name="T14">-&gt; rrel_1: rrel_fixed: rrel_scp_var: _node;;</text:span><text:line-break/><text:span text:style-name="T40"> <text:s/></text:span><text:span text:style-name="T14">*);;</text:span><text:line-break/><text:span text:style-name="T40"> <text:s/></text:span><text:span text:style-name="T14">-&gt; rrel_3: rrel_scp_var: rrel_assign: _process;;</text:span><text:line-break/><text:span text:style-name="T40"> <text:s/></text:span><text:span text:style-name="T14">=&gt; nrel_goto: ..operator4;;</text:span><text:line-break/><text:span text:style-name="T14">*);;</text:span><text:line-break/><text:span text:style-name="T14">-&gt; ..operator4 (*</text:span><text:line-break/><text:span text:style-name="T40"> <text:s/></text:span><text:span text:style-name="T14">&lt;- waitReturn;;</text:span><text:line-break/><text:span text:style-name="T40"> <text:s/></text:span><text:span text:style-name="T14">-&gt; rrel_1: rrel_fixed: rrel_scp_var: _process;;</text:span><text:line-break/><text:span text:style-name="T40"> <text:s/></text:span><text:span text:style-name="T14">=&gt; nrel_goto: ..operator5;;</text:span><text:line-break/><text:span text:style-name="T14">*);;</text:span><text:line-break/><text:span text:style-name="T14">-&gt; ..operator5 (*</text:span><text:line-break/><text:span text:style-name="T40"> <text:s/></text:span><text:span text:style-name="T14">&lt;- eraseEl;;</text:span><text:line-break/><text:span text:style-name="T40"> <text:s/></text:span><text:span text:style-name="T14">-&gt; rrel_1: rrel_fixed: rrel_scp_var: rrel_erase: _arc;;</text:span><text:line-break/><text:span text:style-name="T40"> <text:s/></text:span><text:span text:style-name="T14">=&gt; nrel_goto: ..operator1;;</text:span><text:line-break/><text:span text:style-name="T14">*);;</text:span></text:p>
          </table:table-cell>
        </table:table-row>
      </table:table>
      <text:p text:style-name="P17"/>
      <text:p text:style-name="P35"/>
      <text:p text:style-name="P35"/>
      <text:p text:style-name="P35">Параметры</text:p>
      <text:p text:style-name="P39">Для того, чтобы передать в SimpleSCP-функцию параметры, нужно в <text:span text:style-name="T45">сигнатуре функции </text:span><text:soft-page-break/>указать идентификаторы:</text:p>
      <text:p text:style-name="P9">function <text:span text:style-name="T44">example</text:span>(имена, параметров)</text:p>
      <text:p text:style-name="P40">Здесь <text:span text:style-name="T1">имена параметров – </text:span><text:span text:style-name="T5">перечисление идентификаторов параметров через запятую.</text:span></text:p>
      <text:p text:style-name="P28">Для того, чтобы объявить в SimpleSCP-функции выходные параметры, нужно в <text:span text:style-name="T53">начале </text:span>тел<text:span text:style-name="T53">а</text:span> функции указать:</text:p>
      <text:p text:style-name="P10">return идентификатор;</text:p>
      <text:p text:style-name="P27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27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Пример SimpleSCP</text:p>
          </table:table-cell>
          <table:table-cell table:style-name="Table2.B1" office:value-type="string">
            <text:p text:style-name="P52">Соответствующий код SCP</text:p>
          </table:table-cell>
        </table:table-row>
        <table:table-row>
          <table:table-cell table:style-name="Table2.A2" office:value-type="string">
            <text:p text:style-name="P76">function example(_set) {</text:p>
            <text:p text:style-name="P76"><text:s text:c="2"/>return _set;</text:p>
            <text:p text:style-name="P76"><text:s text:c="2"/>return _answer;</text:p>
            <text:p text:style-name="P76">}</text:p>
          </table:table-cell>
          <table:table-cell table:style-name="Table2.B2" office:value-type="string">
            <text:p text:style-name="P64"><text:span text:style-name="T14">-&gt; rrel_params: ... (*</text:span><text:line-break/> <text:span text:style-name="T40"><text:s/></text:span><text:span text:style-name="T14">-&gt; rrel_1: rrel_in: _set;;</text:span></text:p>
            <text:p text:style-name="P42"><text:span text:style-name="T40"><text:s text:c="2"/></text:span><text:span text:style-name="T14">-&gt; rrel_</text:span><text:span text:style-name="T15">1</text:span><text:span text:style-name="T14">: rrel_</text:span><text:span text:style-name="T15">out</text:span><text:span text:style-name="T14">: _set;;</text:span></text:p>
            <text:p text:style-name="P64"><text:span text:style-name="T14"><text:s text:c="2"/>-&gt; rrel_</text:span><text:span text:style-name="T15">2</text:span><text:span text:style-name="T14">: rrel_</text:span><text:span text:style-name="T15">out</text:span><text:span text:style-name="T14">: _</text:span><text:span text:style-name="T15">answer</text:span><text:span text:style-name="T14">;;</text:span><text:line-break/><text:span text:style-name="T14">*);;</text:span></text:p>
          </table:table-cell>
        </table:table-row>
      </table:table>
      <text:p text:style-name="P27"/>
      <text:p text:style-name="P23"/>
      <text:p text:style-name="P30">Приложение 1. Список операторов языка SimpleSCP</text:p>
      <text:p text:style-name="P24">(Добавляются по мере необходимости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3">Название</text:p>
          </table:table-cell>
          <table:table-cell table:style-name="Table8.A1" office:value-type="string">
            <text:p text:style-name="P54">Аргументы</text:p>
          </table:table-cell>
          <table:table-cell table:style-name="Table8.C1" office:value-type="string">
            <text:p text:style-name="P72">Аналог в SCP</text:p>
          </table:table-cell>
        </table:table-row>
        <table:table-row>
          <table:table-cell table:style-name="Table8.A2" table:number-rows-spanned="5" office:value-type="string">
            <text:p text:style-name="P92">generate</text:p>
          </table:table-cell>
          <table:table-cell table:style-name="Table8.A2" office:value-type="string">
            <text:p text:style-name="P81">(#1)</text:p>
          </table:table-cell>
          <table:table-cell table:style-name="Table8.C2" office:value-type="string">
            <text:p text:style-name="P67"><text:span text:style-name="T40"><text:s/></text:span><text:span text:style-name="T14">-&gt;..operator (*</text:span><text:line-break/><text:span text:style-name="T40"> <text:s/></text:span><text:span text:style-name="T14">&lt;- gen</text:span><text:span text:style-name="T38">El</text:span><text:span text:style-name="T14">;;</text:span><text:line-break/><text:span text:style-name="T40"> <text:s/></text:span><text:span text:style-name="T14">-&gt; rrel_1: </text:span><text:span text:style-name="T19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genElStr3;;</text:span><text:line-break/><text:span text:style-name="T40"> <text:s/></text:span><text:span text:style-name="T14">-&gt; rrel_1: </text:span><text:span text:style-name="T20">#1</text:span><text:span text:style-name="T14">;;</text:span><text:line-break/><text:span text:style-name="T40"> <text:s/></text:span><text:span text:style-name="T14">-&gt; rrel_2: </text:span><text:span text:style-name="T20">#2</text:span><text:span text:style-name="T14">;;</text:span><text:line-break/><text:span text:style-name="T40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, #4, #5)</text:p>
          </table:table-cell>
          <table:table-cell table:style-name="Table8.C2" office:value-type="string">
            <text:p text:style-name="P57"><text:span text:style-name="T14">-&gt;..operator</text:span><text:span text:style-name="T21"> </text:span><text:span text:style-name="T14">(*</text:span><text:line-break/><text:span text:style-name="T40"> <text:s/></text:span><text:span text:style-name="T14">&lt;- genElStr5;;</text:span><text:line-break/><text:span text:style-name="T40"> <text:s/></text:span><text:span text:style-name="T14">-&gt; rrel_1: </text:span><text:span text:style-name="T21">#1</text:span><text:span text:style-name="T14">;;</text:span><text:line-break/><text:span text:style-name="T40"> <text:s/></text:span><text:span text:style-name="T14">-&gt; rrel_2: </text:span><text:span text:style-name="T21">#2</text:span><text:span text:style-name="T14">;;</text:span><text:line-break/><text:span text:style-name="T40"> <text:s/></text:span><text:span text:style-name="T14">-&gt; rrel_3: </text:span><text:span text:style-name="T21">#3</text:span><text:span text:style-name="T14">;;</text:span><text:line-break/><text:span text:style-name="T40"> <text:s/></text:span><text:span text:style-name="T14">-&gt; rrel_4: </text:span><text:span text:style-name="T21">#4</text:span><text:span text:style-name="T14">;;</text:span><text:line-break/><text:span text:style-name="T40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, #4, #5, #6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genSetStr3;;</text:span><text:line-break/><text:span text:style-name="T40"> <text:s/></text:span><text:span text:style-name="T14">-&gt; rrel_1: </text:span><text:span text:style-name="T23">#1</text:span><text:span text:style-name="T14">;;</text:span><text:line-break/><text:span text:style-name="T40"> <text:s/></text:span><text:span text:style-name="T14">-&gt; rrel_2: </text:span><text:span text:style-name="T23">#2</text:span><text:span text:style-name="T14">;;</text:span><text:line-break/><text:span text:style-name="T40"> <text:s/></text:span><text:span text:style-name="T14">-&gt; rrel_3: </text:span><text:span text:style-name="T23">#3</text:span><text:span text:style-name="T14">;;</text:span><text:line-break/><text:span text:style-name="T40"> <text:s/></text:span><text:span text:style-name="T14">-&gt; rrel_set_1: </text:span><text:span text:style-name="T23">#4</text:span><text:span text:style-name="T14">;;</text:span><text:line-break/><text:span text:style-name="T40"> <text:s/></text:span><text:span text:style-name="T14">-&gt; rrel_set_2: </text:span><text:span text:style-name="T23">#5</text:span><text:span text:style-name="T14">;;</text:span><text:line-break/><text:span text:style-name="T40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, #4, #5, #6, #7, #8, #9, #10)</text:p>
          </table:table-cell>
          <table:table-cell table:style-name="Table8.C2" office:value-type="string">
            <text:p text:style-name="P57"><text:span text:style-name="T14">-</text:span><text:span text:style-name="T24">&gt;</text:span><text:span text:style-name="T14"> ..operator(*</text:span><text:line-break/><text:span text:style-name="T40"> <text:s/></text:span><text:span text:style-name="T14">&lt;- genSetStr5;;</text:span><text:line-break/><text:soft-page-break/><text:span text:style-name="T40"> <text:s/></text:span><text:span text:style-name="T14">-&gt; rrel_1: </text:span><text:span text:style-name="T24">#1</text:span><text:span text:style-name="T14">;;</text:span><text:line-break/><text:span text:style-name="T40"> <text:s/></text:span><text:span text:style-name="T14">-&gt; rrel_2: </text:span><text:span text:style-name="T24">#2</text:span><text:span text:style-name="T14">;;</text:span><text:line-break/><text:span text:style-name="T40"> <text:s/></text:span><text:span text:style-name="T14">-&gt; rrel_3: </text:span><text:span text:style-name="T24">#3</text:span><text:span text:style-name="T14">;;</text:span><text:line-break/><text:span text:style-name="T40"> <text:s/></text:span><text:span text:style-name="T14">-&gt; rrel_4: </text:span><text:span text:style-name="T24">#4</text:span><text:span text:style-name="T14">;;</text:span><text:line-break/><text:span text:style-name="T40"> <text:s/></text:span><text:span text:style-name="T14">-&gt; rrel_5: </text:span><text:span text:style-name="T24">#5</text:span><text:span text:style-name="T14">;;</text:span><text:line-break/><text:span text:style-name="T40"> <text:s/></text:span><text:span text:style-name="T14">-&gt; rrel_set_1: </text:span><text:span text:style-name="T24">#6</text:span><text:span text:style-name="T14">;;</text:span><text:line-break/><text:span text:style-name="T40"> <text:s/></text:span><text:span text:style-name="T14">-&gt; rrel_set_2: </text:span><text:span text:style-name="T24">#7</text:span><text:span text:style-name="T14">;;</text:span><text:line-break/><text:span text:style-name="T40"> <text:s/></text:span><text:span text:style-name="T14">-&gt; rrel_set_3: </text:span><text:span text:style-name="T24">#8</text:span><text:span text:style-name="T14">;;</text:span><text:line-break/><text:span text:style-name="T40"> <text:s/></text:span><text:span text:style-name="T14">-&gt; rrel_set_4: </text:span><text:span text:style-name="T24">#9</text:span><text:span text:style-name="T14">;;</text:span><text:line-break/><text:span text:style-name="T40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6" office:value-type="string">
            <text:p text:style-name="P81">search</text:p>
          </table:table-cell>
          <table:table-cell table:style-name="Table8.A2" office:value-type="string">
            <text:p text:style-name="P81">(#1)</text:p>
          </table:table-cell>
          <table:table-cell table:style-name="Table8.C2" office:value-type="string">
            <text:p text:style-name="P67"><text:span text:style-name="T14">-&gt;..operator (*</text:span><text:line-break/><text:span text:style-name="T40"> <text:s/></text:span><text:span text:style-name="T14">&lt;- </text:span><text:span text:style-name="T26">search</text:span><text:span text:style-name="T14">El;;</text:span><text:line-break/><text:span text:style-name="T40"> <text:s/></text:span><text:span text:style-name="T14">-&gt; rrel_1: </text:span><text:span text:style-name="T18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)</text:p>
          </table:table-cell>
          <table:table-cell table:style-name="Table8.C2" office:value-type="string">
            <text:p text:style-name="P68"><text:span text:style-name="T40"><text:s/></text:span><text:span text:style-name="T14">-&gt;..operator (*</text:span><text:line-break/><text:span text:style-name="T40"> <text:s/></text:span><text:span text:style-name="T14">&lt;- </text:span><text:span text:style-name="T26">search</text:span><text:span text:style-name="T14">Set;;</text:span><text:line-break/><text:span text:style-name="T40"> <text:s/></text:span><text:span text:style-name="T14">-&gt; rrel_1: </text:span><text:span text:style-name="T19">#1</text:span><text:span text:style-name="T14">;;</text:span><text:line-break/><text:span text:style-name="T40"> <text:s/></text:span><text:span text:style-name="T14">-&gt; rrel_set_1: </text:span><text:span text:style-name="T19">#2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)</text:p>
          </table:table-cell>
          <table:table-cell table:style-name="Table8.C2" office:value-type="string">
            <text:p text:style-name="P59"><text:span text:style-name="T14">-&gt;..operator (*</text:span><text:line-break/><text:span text:style-name="T40"> <text:s/></text:span><text:span text:style-name="T14">&lt;- </text:span><text:span text:style-name="T26">search</text:span><text:span text:style-name="T14">ElStr3;;</text:span><text:line-break/><text:span text:style-name="T40"> <text:s/></text:span><text:span text:style-name="T14">-&gt; rrel_1: </text:span><text:span text:style-name="T20">#1</text:span><text:span text:style-name="T14">;;</text:span><text:line-break/><text:span text:style-name="T40"> <text:s/></text:span><text:span text:style-name="T14">-&gt; rrel_2: </text:span><text:span text:style-name="T20">#2</text:span><text:span text:style-name="T14">;;</text:span><text:line-break/><text:span text:style-name="T40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, #4, #5)</text:p>
          </table:table-cell>
          <table:table-cell table:style-name="Table8.C2" office:value-type="string">
            <text:p text:style-name="P59"><text:span text:style-name="T14">-&gt;..operator</text:span><text:span text:style-name="T21"> </text:span><text:span text:style-name="T14">(*</text:span><text:line-break/><text:span text:style-name="T40"> <text:s/></text:span><text:span text:style-name="T14">&lt;- </text:span><text:span text:style-name="T26">search</text:span><text:span text:style-name="T14">ElStr5;;</text:span><text:line-break/><text:span text:style-name="T40"> <text:s/></text:span><text:span text:style-name="T14">-&gt; rrel_1: </text:span><text:span text:style-name="T21">#1</text:span><text:span text:style-name="T14">;;</text:span><text:line-break/><text:span text:style-name="T40"> <text:s/></text:span><text:span text:style-name="T14">-&gt; rrel_2: </text:span><text:span text:style-name="T21">#2</text:span><text:span text:style-name="T14">;;</text:span><text:line-break/><text:span text:style-name="T40"> <text:s/></text:span><text:span text:style-name="T14">-&gt; rrel_3: </text:span><text:span text:style-name="T21">#3</text:span><text:span text:style-name="T14">;;</text:span><text:line-break/><text:span text:style-name="T40"> <text:s/></text:span><text:span text:style-name="T14">-&gt; rrel_4: </text:span><text:span text:style-name="T21">#4</text:span><text:span text:style-name="T14">;;</text:span><text:line-break/><text:span text:style-name="T40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, #4, #5, #6)</text:p>
          </table:table-cell>
          <table:table-cell table:style-name="Table8.C2" office:value-type="string">
            <text:p text:style-name="P59"><text:span text:style-name="T14">-&gt;..operator (*</text:span><text:line-break/><text:span text:style-name="T40"> <text:s/></text:span><text:span text:style-name="T14">&lt;- </text:span><text:span text:style-name="T26">search</text:span><text:span text:style-name="T14">SetStr3;;</text:span><text:line-break/><text:span text:style-name="T40"> <text:s/></text:span><text:span text:style-name="T14">-&gt; rrel_1: </text:span><text:span text:style-name="T23">#1</text:span><text:span text:style-name="T14">;;</text:span><text:line-break/><text:span text:style-name="T40"> <text:s/></text:span><text:span text:style-name="T14">-&gt; rrel_2: </text:span><text:span text:style-name="T23">#2</text:span><text:span text:style-name="T14">;;</text:span><text:line-break/><text:span text:style-name="T40"> <text:s/></text:span><text:span text:style-name="T14">-&gt; rrel_3: </text:span><text:span text:style-name="T23">#3</text:span><text:span text:style-name="T14">;;</text:span><text:line-break/><text:span text:style-name="T40"> <text:s/></text:span><text:span text:style-name="T14">-&gt; rrel_set_1: </text:span><text:span text:style-name="T23">#4</text:span><text:span text:style-name="T14">;;</text:span><text:line-break/><text:span text:style-name="T40"> <text:s/></text:span><text:span text:style-name="T14">-&gt; rrel_set_2: </text:span><text:span text:style-name="T23">#5</text:span><text:span text:style-name="T14">;;</text:span><text:line-break/><text:span text:style-name="T40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, #4, #5, #6, #7, #8, #9, #10)</text:p>
          </table:table-cell>
          <table:table-cell table:style-name="Table8.C2" office:value-type="string">
            <text:p text:style-name="P59"><text:span text:style-name="T14">-</text:span><text:span text:style-name="T24">&gt;</text:span><text:span text:style-name="T14"> ..operator(*</text:span><text:line-break/><text:span text:style-name="T40"> <text:s/></text:span><text:span text:style-name="T14">&lt;- </text:span><text:span text:style-name="T26">search</text:span><text:span text:style-name="T14">SetStr5;;</text:span><text:line-break/><text:span text:style-name="T40"> <text:s/></text:span><text:span text:style-name="T14">-&gt; rrel_1: </text:span><text:span text:style-name="T24">#1</text:span><text:span text:style-name="T14">;;</text:span><text:line-break/><text:span text:style-name="T40"> <text:s/></text:span><text:span text:style-name="T14">-&gt; rrel_2: </text:span><text:span text:style-name="T24">#2</text:span><text:span text:style-name="T14">;;</text:span><text:line-break/><text:span text:style-name="T40"> <text:s/></text:span><text:span text:style-name="T14">-&gt; rrel_3: </text:span><text:span text:style-name="T24">#3</text:span><text:span text:style-name="T14">;;</text:span><text:line-break/><text:span text:style-name="T40"> <text:s/></text:span><text:span text:style-name="T14">-&gt; rrel_4: </text:span><text:span text:style-name="T24">#4</text:span><text:span text:style-name="T14">;;</text:span><text:line-break/><text:soft-page-break/><text:span text:style-name="T40"> <text:s/></text:span><text:span text:style-name="T14">-&gt; rrel_5: </text:span><text:span text:style-name="T24">#5</text:span><text:span text:style-name="T14">;;</text:span><text:line-break/><text:span text:style-name="T40"> <text:s/></text:span><text:span text:style-name="T14">-&gt; rrel_set_1: </text:span><text:span text:style-name="T24">#6</text:span><text:span text:style-name="T14">;;</text:span><text:line-break/><text:span text:style-name="T40"> <text:s/></text:span><text:span text:style-name="T14">-&gt; rrel_set_2: </text:span><text:span text:style-name="T24">#7</text:span><text:span text:style-name="T14">;;</text:span><text:line-break/><text:span text:style-name="T40"> <text:s/></text:span><text:span text:style-name="T14">-&gt; rrel_set_3: </text:span><text:span text:style-name="T24">#8</text:span><text:span text:style-name="T14">;;</text:span><text:line-break/><text:span text:style-name="T40"> <text:s/></text:span><text:span text:style-name="T14">-&gt; rrel_set_4: </text:span><text:span text:style-name="T24">#9</text:span><text:span text:style-name="T14">;;</text:span><text:line-break/><text:span text:style-name="T40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6" office:value-type="string">
            <text:p text:style-name="P81">erase</text:p>
          </table:table-cell>
          <table:table-cell table:style-name="Table8.A2" office:value-type="string">
            <text:p text:style-name="P81">(#1)</text:p>
          </table:table-cell>
          <table:table-cell table:style-name="Table8.C2" office:value-type="string">
            <text:p text:style-name="P67"><text:span text:style-name="T14">-&gt;..operator (*</text:span><text:line-break/><text:span text:style-name="T40"> <text:s/></text:span><text:span text:style-name="T14">&lt;- </text:span><text:span text:style-name="T27">erase</text:span><text:span text:style-name="T14">El;;</text:span><text:line-break/><text:span text:style-name="T40"> <text:s/></text:span><text:span text:style-name="T14">-&gt; rrel_1: </text:span><text:span text:style-name="T18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)</text:p>
          </table:table-cell>
          <table:table-cell table:style-name="Table8.C2" office:value-type="string">
            <text:p text:style-name="P69"><text:span text:style-name="T40"><text:s/></text:span><text:span text:style-name="T14">-&gt;..operator (*</text:span><text:line-break/><text:span text:style-name="T40"> <text:s/></text:span><text:span text:style-name="T14">&lt;- </text:span><text:span text:style-name="T27">erase</text:span><text:span text:style-name="T14">Set;;</text:span><text:line-break/><text:span text:style-name="T40"> <text:s/></text:span><text:span text:style-name="T14">-&gt; rrel_1: </text:span><text:span text:style-name="T19">#1</text:span><text:span text:style-name="T14">;;</text:span><text:line-break/><text:span text:style-name="T40"> <text:s/></text:span><text:span text:style-name="T14">-&gt; rrel_set_1: </text:span><text:span text:style-name="T19">#2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)</text:p>
          </table:table-cell>
          <table:table-cell table:style-name="Table8.C2" office:value-type="string">
            <text:p text:style-name="P60"><text:span text:style-name="T14">-&gt;..operator (*</text:span><text:line-break/><text:span text:style-name="T40"> <text:s/></text:span><text:span text:style-name="T14">&lt;- </text:span><text:span text:style-name="T27">erase</text:span><text:span text:style-name="T14">ElStr3;;</text:span><text:line-break/><text:span text:style-name="T40"> <text:s/></text:span><text:span text:style-name="T14">-&gt; rrel_1: </text:span><text:span text:style-name="T20">#1</text:span><text:span text:style-name="T14">;;</text:span><text:line-break/><text:span text:style-name="T40"> <text:s/></text:span><text:span text:style-name="T14">-&gt; rrel_2: </text:span><text:span text:style-name="T20">#2</text:span><text:span text:style-name="T14">;;</text:span><text:line-break/><text:span text:style-name="T40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, #4, #5)</text:p>
          </table:table-cell>
          <table:table-cell table:style-name="Table8.C2" office:value-type="string">
            <text:p text:style-name="P60"><text:span text:style-name="T14">-&gt;..operator</text:span><text:span text:style-name="T21"> </text:span><text:span text:style-name="T14">(*</text:span><text:line-break/><text:span text:style-name="T40"> <text:s/></text:span><text:span text:style-name="T14">&lt;- </text:span><text:span text:style-name="T27">erase</text:span><text:span text:style-name="T14">ElStr5;;</text:span><text:line-break/><text:span text:style-name="T40"> <text:s/></text:span><text:span text:style-name="T14">-&gt; rrel_1: </text:span><text:span text:style-name="T21">#1</text:span><text:span text:style-name="T14">;;</text:span><text:line-break/><text:span text:style-name="T40"> <text:s/></text:span><text:span text:style-name="T14">-&gt; rrel_2: </text:span><text:span text:style-name="T21">#2</text:span><text:span text:style-name="T14">;;</text:span><text:line-break/><text:span text:style-name="T40"> <text:s/></text:span><text:span text:style-name="T14">-&gt; rrel_3: </text:span><text:span text:style-name="T21">#3</text:span><text:span text:style-name="T14">;;</text:span><text:line-break/><text:span text:style-name="T40"> <text:s/></text:span><text:span text:style-name="T14">-&gt; rrel_4: </text:span><text:span text:style-name="T21">#4</text:span><text:span text:style-name="T14">;;</text:span><text:line-break/><text:span text:style-name="T40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, #4, #5, #6)</text:p>
          </table:table-cell>
          <table:table-cell table:style-name="Table8.C2" office:value-type="string">
            <text:p text:style-name="P60"><text:span text:style-name="T14">-&gt;..operator (*</text:span><text:line-break/><text:span text:style-name="T40"> <text:s/></text:span><text:span text:style-name="T14">&lt;- </text:span><text:span text:style-name="T27">erase</text:span><text:span text:style-name="T14">SetStr3;;</text:span><text:line-break/><text:span text:style-name="T40"> <text:s/></text:span><text:span text:style-name="T14">-&gt; rrel_1: </text:span><text:span text:style-name="T23">#1</text:span><text:span text:style-name="T14">;;</text:span><text:line-break/><text:span text:style-name="T40"> <text:s/></text:span><text:span text:style-name="T14">-&gt; rrel_2: </text:span><text:span text:style-name="T23">#2</text:span><text:span text:style-name="T14">;;</text:span><text:line-break/><text:span text:style-name="T40"> <text:s/></text:span><text:span text:style-name="T14">-&gt; rrel_3: </text:span><text:span text:style-name="T23">#3</text:span><text:span text:style-name="T14">;;</text:span><text:line-break/><text:span text:style-name="T40"> <text:s/></text:span><text:span text:style-name="T14">-&gt; rrel_set_1: </text:span><text:span text:style-name="T23">#4</text:span><text:span text:style-name="T14">;;</text:span><text:line-break/><text:span text:style-name="T40"> <text:s/></text:span><text:span text:style-name="T14">-&gt; rrel_set_2: </text:span><text:span text:style-name="T23">#5</text:span><text:span text:style-name="T14">;;</text:span><text:line-break/><text:span text:style-name="T40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1">(#1, #2, #3, #4, #5, #6, #7, #8, #9, #10)</text:p>
          </table:table-cell>
          <table:table-cell table:style-name="Table8.C2" office:value-type="string">
            <text:p text:style-name="P60"><text:span text:style-name="T14">-</text:span><text:span text:style-name="T24">&gt;</text:span><text:span text:style-name="T14"> ..operator(*</text:span><text:line-break/><text:span text:style-name="T40"> <text:s/></text:span><text:span text:style-name="T14">&lt;- </text:span><text:span text:style-name="T27">erase</text:span><text:span text:style-name="T14">SetStr5;;</text:span><text:line-break/><text:span text:style-name="T40"> <text:s/></text:span><text:span text:style-name="T14">-&gt; rrel_1: </text:span><text:span text:style-name="T24">#1</text:span><text:span text:style-name="T14">;;</text:span><text:line-break/><text:span text:style-name="T40"> <text:s/></text:span><text:span text:style-name="T14">-&gt; rrel_2: </text:span><text:span text:style-name="T24">#2</text:span><text:span text:style-name="T14">;;</text:span><text:line-break/><text:span text:style-name="T40"> <text:s/></text:span><text:span text:style-name="T14">-&gt; rrel_3: </text:span><text:span text:style-name="T24">#3</text:span><text:span text:style-name="T14">;;</text:span><text:line-break/><text:span text:style-name="T40"> <text:s/></text:span><text:span text:style-name="T14">-&gt; rrel_4: </text:span><text:span text:style-name="T24">#4</text:span><text:span text:style-name="T14">;;</text:span><text:line-break/><text:span text:style-name="T40"> <text:s/></text:span><text:span text:style-name="T14">-&gt; rrel_5: </text:span><text:span text:style-name="T24">#5</text:span><text:span text:style-name="T14">;;</text:span><text:line-break/><text:span text:style-name="T40"> <text:s/></text:span><text:span text:style-name="T14">-&gt; rrel_set_1: </text:span><text:span text:style-name="T24">#6</text:span><text:span text:style-name="T14">;;</text:span><text:line-break/><text:span text:style-name="T40"> <text:s/></text:span><text:span text:style-name="T14">-&gt; rrel_set_2: </text:span><text:span text:style-name="T24">#7</text:span><text:span text:style-name="T14">;;</text:span><text:line-break/><text:span text:style-name="T40"> <text:s/></text:span><text:span text:style-name="T14">-&gt; rrel_set_3: </text:span><text:span text:style-name="T24">#8</text:span><text:span text:style-name="T14">;;</text:span><text:line-break/><text:soft-page-break/><text:span text:style-name="T40"> <text:s/></text:span><text:span text:style-name="T14">-&gt; rrel_set_4: </text:span><text:span text:style-name="T24">#9</text:span><text:span text:style-name="T14">;;</text:span><text:line-break/><text:span text:style-name="T40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sys_generate</text:p>
          </table:table-cell>
          <table:table-cell table:style-name="Table8.A2" office:value-type="string">
            <text:p text:style-name="P81">(#1, #2, #3, #4)</text:p>
          </table:table-cell>
          <table:table-cell table:style-name="Table8.C2" office:value-type="string">
            <text:p text:style-name="P61"><text:span text:style-name="T14">-&gt;..operator (*<text:line-break/> &lt;- </text:span><text:span text:style-name="T28">sys_gen</text:span><text:span text:style-name="T14">;;<text:line-break/> <text:s/>-&gt; rrel_1: </text:span><text:span text:style-name="T29">#1</text:span><text:span text:style-name="T14">;;<text:line-break/> <text:s/>-&gt; rrel_2: </text:span><text:span text:style-name="T29">#2</text:span><text:span text:style-name="T14">;;<text:line-break/> <text:s/>-&gt; rrel_3: </text:span><text:span text:style-name="T29">#3</text:span><text:span text:style-name="T14">;;</text:span></text:p>
            <text:p text:style-name="P61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text:line-break/>*);;</text:span></text:p>
          </table:table-cell>
        </table:table-row>
        <table:table-row>
          <table:table-cell table:style-name="Table8.A2" office:value-type="string">
            <text:p text:style-name="P81">sys_search</text:p>
          </table:table-cell>
          <table:table-cell table:style-name="Table8.A2" office:value-type="string">
            <text:p text:style-name="P81">(#1, #2, #3, #4)</text:p>
          </table:table-cell>
          <table:table-cell table:style-name="Table8.C2" office:value-type="string">
            <text:p text:style-name="P61"><text:span text:style-name="T14">-&gt;..operator (*</text:span><text:line-break/><text:span text:style-name="T14"> &lt;- </text:span><text:span text:style-name="T28">sys_search</text:span><text:span text:style-name="T14">;;</text:span><text:lin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pan text:style-name="T40"> <text:s/></text:span><text:span text:style-name="T14">-&gt; rrel_3: </text:span><text:span text:style-name="T29">#3</text:span><text:span text:style-name="T14">;;</text:span></text:p>
            <text:p text:style-name="P61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var_assign</text:p>
          </table:table-cell>
          <table:table-cell table:style-name="Table8.A2" office:value-type="string">
            <text:p text:style-name="P81">(#1, #2)</text:p>
          </table:table-cell>
          <table:table-cell table:style-name="Table8.C2" office:value-type="string">
            <text:p text:style-name="P62"><text:span text:style-name="T14">-&gt;..operato</text:span><text:span text:style-name="T31">r</text:span><text:span text:style-name="T14"> (*</text:span><text:line-break/><text:span text:style-name="T40"> <text:s/></text:span><text:span text:style-name="T14">&lt;- varAssign;;</text:span><text:line-break/><text:span text:style-name="T40"> <text:s/></text:span><text:span text:style-name="T14">-&gt; rrel_1: </text:span><text:span text:style-name="T31">#1</text:span><text:span text:style-name="T14">;;</text:span><text:line-break/><text:span text:style-name="T40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cont_assign</text:p>
          </table:table-cell>
          <table:table-cell table:style-name="Table8.A2" office:value-type="string">
            <text:p text:style-name="P81">(#1, #2)</text:p>
          </table:table-cell>
          <table:table-cell table:style-name="Table8.C2" office:value-type="string">
            <text:p text:style-name="P62"><text:span text:style-name="T14">-&gt;..operato</text:span><text:span text:style-name="T31">r</text:span><text:span text:style-name="T14"> (*</text:span><text:line-break/><text:span text:style-name="T40"> <text:s/></text:span><text:span text:style-name="T14">&lt;- </text:span><text:span text:style-name="T32">cont</text:span><text:span text:style-name="T14">Assign;;</text:span><text:line-break/><text:span text:style-name="T40"> <text:s/></text:span><text:span text:style-name="T14">-&gt; rrel_1: </text:span><text:span text:style-name="T31">#1</text:span><text:span text:style-name="T14">;;</text:span><text:line-break/><text:span text:style-name="T40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add</text:p>
          </table:table-cell>
          <table:table-cell table:style-name="Table8.A2" office:value-type="string">
            <text:p text:style-name="P81">(#1, #2, #3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contAdd;;</text:span><text:lin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pan text:style-name="T40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subtract</text:p>
          </table:table-cell>
          <table:table-cell table:style-name="Table8.A2" office:value-type="string">
            <text:p text:style-name="P81">(#1, #2, #3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cont</text:span><text:span text:style-name="T33">Sub</text:span><text:span text:style-name="T14">;;</text:span><text:lin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pan text:style-name="T40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multiple</text:p>
          </table:table-cell>
          <table:table-cell table:style-name="Table8.A2" office:value-type="string">
            <text:p text:style-name="P81">(#1, #2, #3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cont</text:span><text:span text:style-name="T33">Mult</text:span><text:span text:style-name="T14">;;</text:span><text:lin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pan text:style-name="T40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divide</text:p>
          </table:table-cell>
          <table:table-cell table:style-name="Table8.A2" office:value-type="string">
            <text:p text:style-name="P81">(#1, #2, #3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cont</text:span><text:span text:style-name="T33">Div</text:span><text:span text:style-name="T14">;;</text:span><text:lin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oft-page-break/><text:span text:style-name="T40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cos</text:p>
          </table:table-cell>
          <table:table-cell table:style-name="Table8.A2" office:value-type="string">
            <text:p text:style-name="P81">(#1, #2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contCos;;</text:span><text:line-break/><text:span text:style-name="T40"> <text:s/></text:span><text:span text:style-name="T14">-&gt; rrel_1: </text:span><text:span text:style-name="T34">#1</text:span><text:span text:style-name="T14">;;</text:span><text:line-break/><text:span text:style-name="T40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sin</text:p>
          </table:table-cell>
          <table:table-cell table:style-name="Table8.A2" office:value-type="string">
            <text:p text:style-name="P81">(#1, #2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cont</text:span><text:span text:style-name="T35">Sin</text:span><text:span text:style-name="T14">;;</text:span><text:line-break/><text:span text:style-name="T40"> <text:s/></text:span><text:span text:style-name="T14">-&gt; rrel_1: </text:span><text:span text:style-name="T34">#1</text:span><text:span text:style-name="T14">;;</text:span><text:line-break/><text:span text:style-name="T40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acos</text:p>
          </table:table-cell>
          <table:table-cell table:style-name="Table8.A2" office:value-type="string">
            <text:p text:style-name="P81">(#1, #2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cont</text:span><text:span text:style-name="T35">A</text:span><text:span text:style-name="T14">Cos;;</text:span><text:line-break/><text:span text:style-name="T40"> <text:s/></text:span><text:span text:style-name="T14">-&gt; rrel_1: </text:span><text:span text:style-name="T34">#1</text:span><text:span text:style-name="T14">;;</text:span><text:line-break/><text:span text:style-name="T40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asin</text:p>
          </table:table-cell>
          <table:table-cell table:style-name="Table8.A2" office:value-type="string">
            <text:p text:style-name="P81">(#1, #2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cont</text:span><text:span text:style-name="T35">ASin</text:span><text:span text:style-name="T14">;;</text:span><text:line-break/><text:span text:style-name="T40"> <text:s/></text:span><text:span text:style-name="T14">-&gt; rrel_1: </text:span><text:span text:style-name="T34">#1</text:span><text:span text:style-name="T14">;;</text:span><text:line-break/><text:span text:style-name="T40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1">greater</text:p>
          </table:table-cell>
          <table:table-cell table:style-name="Table8.A2" office:value-type="string">
            <text:p text:style-name="P81">(#1, #2)</text:p>
          </table:table-cell>
          <table:table-cell table:style-name="Table8.C2" office:value-type="string">
            <text:p text:style-name="P57"><text:span text:style-name="T14">-&gt;..operator (*</text:span><text:line-break/><text:span text:style-name="T40"> <text:s/></text:span><text:span text:style-name="T14">&lt;- ifGr;;</text:span><text:line-break/><text:span text:style-name="T40"> <text:s/></text:span><text:span text:style-name="T14">-&gt; rrel_1: </text:span><text:span text:style-name="T36">#1</text:span><text:span text:style-name="T14">;;</text:span><text:line-break/><text:span text:style-name="T40"> <text:s/></text:span><text:span text:style-name="T14">-&gt; rrel_2: </text:span><text:span text:style-name="T36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96">print</text:p>
          </table:table-cell>
          <table:table-cell table:style-name="Table8.A2" office:value-type="string">
            <text:p text:style-name="P96">(#1)</text:p>
          </table:table-cell>
          <table:table-cell table:style-name="Table8.C2" office:value-type="string">
            <text:p text:style-name="P94"><text:span text:style-name="T14">-&gt;..operator (*</text:span><text:line-break/><text:span text:style-name="T40"> <text:s/></text:span><text:span text:style-name="T14">&lt;- </text:span><text:span text:style-name="T39">print</text:span><text:span text:style-name="T14">;;</text:span><text:line-break/><text:span text:style-name="T40"> <text:s/></text:span><text:span text:style-name="T14">-&gt; rrel_1: </text:span><text:span text:style-name="T36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95">show</text:p>
          </table:table-cell>
          <table:table-cell table:style-name="Table8.A2" office:value-type="string">
            <text:p text:style-name="P95">(#1)</text:p>
          </table:table-cell>
          <table:table-cell table:style-name="Table8.C2" office:value-type="string">
            <text:p text:style-name="P93"><text:span text:style-name="T14">-&gt;..operator (*</text:span><text:line-break/><text:span text:style-name="T40"> <text:s/></text:span><text:span text:style-name="T14">&lt;- </text:span><text:span text:style-name="T39">printEl</text:span><text:span text:style-name="T14">;;</text:span><text:line-break/><text:span text:style-name="T40"> <text:s/></text:span><text:span text:style-name="T14">-&gt; rrel_1: </text:span><text:span text:style-name="T36">#1</text:span><text:span text:style-name="T14">;;</text:span><text:line-break/><text:span text:style-name="T14">*);;</text:span></text:p>
          </table:table-cell>
        </table:table-row>
      </table:table>
      <text:p text:style-name="P25"/>
      <text:p text:style-name="P33">Приложение 2. Упрощенные операторы языка SimpleSCP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Оператор</text:p>
          </table:table-cell>
          <table:table-cell table:style-name="Table7.B1" office:value-type="string">
            <text:p text:style-name="P56">Упрощение</text:p>
          </table:table-cell>
        </table:table-row>
        <table:table-row>
          <table:table-cell table:style-name="Table7.A2" office:value-type="string">
            <text:p text:style-name="P91">has_value(_a) </text:p>
          </table:table-cell>
          <table:table-cell table:style-name="Table7.B2" office:value-type="string">
            <text:p text:style-name="P80">_<text:span text:style-name="T62">a</text:span></text:p>
          </table:table-cell>
        </table:table-row>
      </table:table>
      <text:p text:style-name="P33"/>
      <text:p text:style-name="P31">Приложение <text:span text:style-name="T65">3</text:span>. Модификаторы аргумента SimpleSCP</text:p>
      <text:p text:style-name="P29">(Добавляются по мере необходимости)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5">Модификатор</text:p>
          </table:table-cell>
          <table:table-cell table:style-name="Table9.B1" office:value-type="string">
            <text:p text:style-name="P55">Аналог в SCP</text:p>
          </table:table-cell>
        </table:table-row>
        <table:table-row>
          <table:table-cell table:style-name="Table9.A2" office:value-type="string">
            <text:p text:style-name="P83">fixed</text:p>
          </table:table-cell>
          <table:table-cell table:style-name="Table9.B2" office:value-type="string">
            <text:p text:style-name="P84">rrel_fixed: arg</text:p>
          </table:table-cell>
        </table:table-row>
        <table:table-row>
          <table:table-cell table:style-name="Table9.A2" office:value-type="string">
            <text:p text:style-name="P83">assign</text:p>
          </table:table-cell>
          <table:table-cell table:style-name="Table9.B2" office:value-type="string">
            <text:p text:style-name="P85">rrel_<text:span text:style-name="T54">assign</text:span>: arg</text:p>
          </table:table-cell>
        </table:table-row>
        <text:soft-page-break/>
        <table:table-row>
          <table:table-cell table:style-name="Table9.A2" office:value-type="string">
            <text:p text:style-name="P82">pos_const_perm</text:p>
          </table:table-cell>
          <table:table-cell table:style-name="Table9.B2" office:value-type="string">
            <text:p text:style-name="P85">rrel_<text:span text:style-name="T54">pos_const_perm</text:span>: arg</text:p>
          </table:table-cell>
        </table:table-row>
        <table:table-row>
          <table:table-cell table:style-name="Table9.A2" office:value-type="string">
            <text:p text:style-name="P82">node</text:p>
          </table:table-cell>
          <table:table-cell table:style-name="Table9.B2" office:value-type="string">
            <text:p text:style-name="P85">rrel_<text:span text:style-name="T54">node</text:span>: arg</text:p>
          </table:table-cell>
        </table:table-row>
        <table:table-row>
          <table:table-cell table:style-name="Table9.A2" office:value-type="string">
            <text:p text:style-name="P82">arc</text:p>
          </table:table-cell>
          <table:table-cell table:style-name="Table9.B2" office:value-type="string">
            <text:p text:style-name="P85">rrel_<text:span text:style-name="T54">arc</text:span>: arg</text:p>
          </table:table-cell>
        </table:table-row>
        <table:table-row>
          <table:table-cell table:style-name="Table9.A2" office:value-type="string">
            <text:p text:style-name="P82">erase</text:p>
          </table:table-cell>
          <table:table-cell table:style-name="Table9.B2" office:value-type="string">
            <text:p text:style-name="P85">rrel_<text:span text:style-name="T54">erase</text:span>: arg</text:p>
          </table:table-cell>
        </table:table-row>
        <table:table-row>
          <table:table-cell table:style-name="Table9.A2" office:value-type="string">
            <text:p text:style-name="P87">variable</text:p>
          </table:table-cell>
          <table:table-cell table:style-name="Table9.B2" office:value-type="string">
            <text:p text:style-name="P85">rrel_<text:span text:style-name="T54">scp_var</text:span>: arg</text:p>
          </table:table-cell>
        </table:table-row>
        <table:table-row>
          <table:table-cell table:style-name="Table9.A2" office:value-type="string">
            <text:p text:style-name="P87">constant</text:p>
          </table:table-cell>
          <table:table-cell table:style-name="Table9.B2" office:value-type="string">
            <text:p text:style-name="P85">rrel_<text:span text:style-name="T54">scp_const</text:span>: arg</text:p>
          </table:table-cell>
        </table:table-row>
        <table:table-row>
          <table:table-cell table:style-name="Table9.A2" office:value-type="string">
            <text:p text:style-name="P89">common</text:p>
          </table:table-cell>
          <table:table-cell table:style-name="Table9.B2" office:value-type="string">
            <text:p text:style-name="P86">rrel_<text:span text:style-name="T54">common</text:span>: arg</text:p>
          </table:table-cell>
        </table:table-row>
      </table:table>
      <text:p text:style-name="P26"/>
      <text:p text:style-name="P26"/>
      <text:p text:style-name="P26"><text:span text:style-name="T57">Приложение </text:span><text:span text:style-name="T58">4</text:span><text:span text:style-name="T57">. Модификаторы аргумента по умолчанию.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88">Роль</text:p>
          </table:table-cell>
          <table:table-cell table:style-name="Table6.A1" office:value-type="string">
            <text:p text:style-name="P88">До обработки</text:p>
          </table:table-cell>
          <table:table-cell table:style-name="Table6.C1" office:value-type="string">
            <text:p text:style-name="P88">После обработки</text:p>
          </table:table-cell>
        </table:table-row>
        <table:table-row>
          <table:table-cell table:style-name="Table6.A2" office:value-type="string">
            <text:p text:style-name="P88">Константа</text:p>
          </table:table-cell>
          <table:table-cell table:style-name="Table6.A2" office:value-type="string">
            <text:p text:style-name="P88">argument</text:p>
          </table:table-cell>
          <table:table-cell table:style-name="Table6.C2" office:value-type="string">
            <text:p text:style-name="P88">[fixed, constant, argument]</text:p>
          </table:table-cell>
        </table:table-row>
        <table:table-row>
          <table:table-cell table:style-name="Table6.A2" office:value-type="string">
            <text:p text:style-name="P88">Переменная</text:p>
          </table:table-cell>
          <table:table-cell table:style-name="Table6.A2" office:value-type="string">
            <text:p text:style-name="P88">_argument</text:p>
          </table:table-cell>
          <table:table-cell table:style-name="Table6.C2" office:value-type="string">
            <text:p text:style-name="P88">[fixed, variable, _argument]</text:p>
          </table:table-cell>
        </table:table-row>
      </table:table>
      <text:p text:style-name="P22"/>
      <text:p text:style-name="P32">Приложение <text:span text:style-name="T52">5</text:span>. Примеры программ SimpleSC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4">Hello World</text:p>
          </table:table-cell>
        </table:table-row>
        <table:table-row>
          <table:table-cell table:style-name="Table5.A2" office:value-type="string">
            <text:p text:style-name="P73">SimpleSCP</text:p>
          </table:table-cell>
        </table:table-row>
        <table:table-row>
          <table:table-cell table:style-name="Table5.A2" office:value-type="string">
            <text:p text:style-name="P70">function example1() {</text:p>
            <text:p text:style-name="P70"><text:s text:c="2"/>print("Hello world!");</text:p>
            <text:p text:style-name="P70">}</text:p>
          </table:table-cell>
        </table:table-row>
        <table:table-row>
          <table:table-cell table:style-name="Table5.A2" office:value-type="string">
            <text:p text:style-name="P73">SCP</text:p>
          </table:table-cell>
        </table:table-row>
        <table:table-row>
          <table:table-cell table:style-name="Table5.A2" office:value-type="string">
            <text:p text:style-name="P63"><text:span text:style-name="T14">scp_program -&gt; example1 (*</text:span><text:line-break/><text:span text:style-name="T40"> <text:s text:c="3"/></text:span><text:span text:style-name="T14">-&gt; rrel_params: ... (*</text:span><text:line-break/><text:span text:style-name="T40"> <text:s text:c="3"/></text:span><text:span text:style-name="T14">*);;</text:span><text:line-break/><text:span text:style-name="T40"> <text:s text:c="3"/></text:span><text:span text:style-name="T14">-&gt; rrel_operators: ... (*</text:span><text:line-break/><text:span text:style-name="T40"> <text:s text:c="7"/></text:span><text:span text:style-name="T14">-&gt;rrel_init: ..operator50693 (*</text:span><text:line-break/><text:span text:style-name="T40"> <text:s text:c="11"/></text:span><text:span text:style-name="T14">&lt;- print;;</text:span><text:line-break/><text:span text:style-name="T40"> <text:s text:c="11"/></text:span><text:span text:style-name="T14">-&gt; rrel_1: rrel_fixed: rrel_scp_const: [Hello world!];;</text:span><text:line-break/><text:span text:style-name="T40"> <text:s text:c="11"/></text:span><text:span text:style-name="T14">=&gt; nrel_goto: ..operator26856;;</text:span><text:line-break/><text:span text:style-name="T40"> <text:s text:c="7"/></text:span><text:span text:style-name="T14">*);;</text:span><text:line-break/><text:span text:style-name="T40"> <text:s text:c="7"/></text:span><text:span text:style-name="T14">-&gt;..operator26856 (*</text:span><text:line-break/><text:span text:style-name="T40"> <text:s text:c="11"/></text:span><text:span text:style-name="T14">&lt;- return;;</text:span><text:line-break/><text:span text:style-name="T40"> <text:s text:c="7"/></text:span><text:span text:style-name="T14">*);;</text:span><text:line-break/><text:span text:style-name="T40"> <text:s text:c="3"/></text:span><text:span text:style-name="T14">*);;</text:span><text:line-break/><text:span text:style-name="T14">*);;</text:span></text:p>
          </table:table-cell>
        </table:table-row>
        <table:table-row>
          <table:table-cell table:style-name="Table5.A2" office:value-type="string">
            <text:p text:style-name="P90">Программа нахождения <text:span text:style-name="T61">квадрата числа</text:span></text:p>
          </table:table-cell>
        </table:table-row>
        <table:table-row>
          <table:table-cell table:style-name="Table5.A2" office:value-type="string">
            <text:p text:style-name="P75">SimpleSCP</text:p>
          </table:table-cell>
        </table:table-row>
        <table:table-row>
          <table:table-cell table:style-name="Table5.A2" office:value-type="string">
            <text:p text:style-name="P71">function example3(_x) {</text:p>
            <text:p text:style-name="P71"><text:s text:c="2"/>return _y;</text:p>
            <text:p text:style-name="P71"><text:s text:c="2"/>multiple([assign, _y], _x, _x);</text:p>
            <text:p text:style-name="P71">}</text:p>
          </table:table-cell>
        </table:table-row>
        <table:table-row>
          <table:table-cell table:style-name="Table5.A2" office:value-type="string">
            <text:p text:style-name="P75">SCP</text:p>
          </table:table-cell>
        </table:table-row>
        <table:table-row>
          <table:table-cell table:style-name="Table5.A2" office:value-type="string">
            <text:p text:style-name="P43"><text:span text:style-name="T14">scp_program -&gt; example3 (*</text:span><text:line-break/><text:span text:style-name="T40"> <text:s text:c="3"/></text:span><text:span text:style-name="T14">-&gt; rrel_params: ... (*</text:span><text:line-break/><text:soft-page-break/><text:span text:style-name="T40"> <text:s text:c="7"/></text:span><text:span text:style-name="T14">-&gt; rrel_1: rrel_in: _x;;</text:span><text:line-break/><text:span text:style-name="T40"> <text:s text:c="7"/></text:span><text:span text:style-name="T14">-&gt; rrel_2: rrel_out: _y;;</text:span><text:line-break/><text:span text:style-name="T40"> <text:s text:c="3"/></text:span><text:span text:style-name="T14">*);;</text:span><text:line-break/><text:span text:style-name="T40"> <text:s text:c="3"/></text:span><text:span text:style-name="T14">-&gt; rrel_operators: ... (*</text:span><text:line-break/><text:span text:style-name="T40"> <text:s text:c="7"/></text:span><text:span text:style-name="T14">-&gt;rrel_init: ..operator53806 (*</text:span><text:line-break/><text:span text:style-name="T40"> <text:s text:c="11"/></text:span><text:span text:style-name="T14">&lt;- contMult;;</text:span><text:line-break/><text:span text:style-name="T40"> <text:s text:c="11"/></text:span><text:span text:style-name="T14">-&gt; rrel_1: rrel_scp_var: rrel_assign: _y;;</text:span><text:line-break/><text:span text:style-name="T40"> <text:s text:c="11"/></text:span><text:span text:style-name="T14">-&gt; rrel_2: rrel_fixed: rrel_scp_var: _x;;</text:span><text:line-break/><text:span text:style-name="T40"> <text:s text:c="11"/></text:span><text:span text:style-name="T14">-&gt; rrel_3: rrel_fixed: rrel_scp_var: _x;;</text:span><text:line-break/><text:span text:style-name="T40"> <text:s text:c="11"/></text:span><text:span text:style-name="T14">=&gt; nrel_goto: ..operator16416;;</text:span><text:line-break/><text:span text:style-name="T40"> <text:s text:c="7"/></text:span><text:span text:style-name="T14">*);;</text:span><text:line-break/><text:span text:style-name="T40"> <text:s text:c="7"/></text:span><text:span text:style-name="T14">-&gt;..operator16416 (*</text:span><text:line-break/><text:span text:style-name="T40"> <text:s text:c="11"/></text:span><text:span text:style-name="T14">&lt;- return;;</text:span><text:line-break/><text:span text:style-name="T40"> <text:s text:c="7"/></text:span><text:span text:style-name="T14">*);;</text:span><text:line-break/><text:span text:style-name="T40"> <text:s text:c="3"/></text:span><text:span text:style-name="T14">*);;</text:span><text:line-break/><text:span text:style-name="T14">*);;</text:span></text:p>
          </table:table-cell>
        </table:table-row>
        <table:table-row>
          <table:table-cell table:style-name="Table5.A2" office:value-type="string">
            <text:p text:style-name="P45">Программа нахождения <text:span text:style-name="T66">конструкций по шаблону</text:span></text:p>
          </table:table-cell>
        </table:table-row>
        <table:table-row>
          <table:table-cell table:style-name="Table5.A2" office:value-type="string">
            <text:p text:style-name="P47">SimpleSCP</text:p>
          </table:table-cell>
        </table:table-row>
        <table:table-row>
          <table:table-cell table:style-name="Table5.A2" office:value-type="string">
            <text:p text:style-name="P44">function example(_pattern) {</text:p>
            <text:p text:style-name="P44"><text:s text:c="2"/>return _results;</text:p>
            <text:p text:style-name="P44"><text:s text:c="2"/>sys_search(_pattern, results, parameters, [assign, _results])</text:p>
            <text:p text:style-name="P44"><text:s text:c="2"/>if(_results)</text:p>
            <text:p text:style-name="P44"><text:s text:c="4"/>search(_pattern, [assign, _arc], [assign, _element], [], [], _results);</text:p>
            <text:p text:style-name="P44"><text:s text:c="2"/>else</text:p>
            <text:p text:style-name="P44"><text:s text:c="4"/>print("Nothing!");</text:p>
            <text:p text:style-name="P44">}</text:p>
          </table:table-cell>
        </table:table-row>
        <table:table-row>
          <table:table-cell table:style-name="Table5.A2" office:value-type="string">
            <text:p text:style-name="P46">SCP</text:p>
          </table:table-cell>
        </table:table-row>
        <table:table-row table:style-name="Table5.15">
          <table:table-cell table:style-name="Table5.A2" office:value-type="string">
            <text:p text:style-name="P43"><text:span text:style-name="T14">scp_program -&gt; example (*</text:span><text:line-break/><text:span text:style-name="T40"> <text:s/></text:span><text:span text:style-name="T14">-&gt; rrel_params: ... (*</text:span><text:line-break/><text:span text:style-name="T40"> <text:s text:c="3"/></text:span><text:span text:style-name="T14">-&gt; rrel_1: rrel_in: _pattern;;</text:span><text:line-break/><text:span text:style-name="T40"> <text:s text:c="3"/></text:span><text:span text:style-name="T14">-&gt; rrel_2: rrel_out: _results;;</text:span><text:line-break/><text:span text:style-name="T40"> <text:s/></text:span><text:span text:style-name="T14">*);;</text:span><text:line-break/><text:span text:style-name="T40"> <text:s/></text:span><text:span text:style-name="T14">-&gt; rrel_operators: ... (*</text:span><text:line-break/><text:span text:style-name="T40"> <text:s text:c="3"/></text:span><text:span text:style-name="T14">-&gt;rrel_init: ..operator46740 (*</text:span><text:line-break/><text:span text:style-name="T40"> <text:s text:c="5"/></text:span><text:span text:style-name="T14">&lt;- sys_search;;</text:span><text:line-break/><text:span text:style-name="T40"> <text:s text:c="5"/></text:span><text:span text:style-name="T14">-&gt; rrel_1: rrel_fixed: rrel_scp_var: _pattern;;</text:span><text:line-break/><text:span text:style-name="T40"> <text:s text:c="5"/></text:span><text:span text:style-name="T14">-&gt; rrel_2: rrel_fixed: rrel_scp_const: results;;</text:span><text:line-break/><text:span text:style-name="T40"> <text:s text:c="5"/></text:span><text:span text:style-name="T14">-&gt; rrel_3: rrel_fixed: rrel_scp_const: parameters;;</text:span><text:line-break/><text:span text:style-name="T40"> <text:s text:c="5"/></text:span><text:span text:style-name="T14">-&gt; rrel_4: rrel_scp_var: rrel_assign: _results;;</text:span><text:line-break/><text:span text:style-name="T40"> <text:s text:c="5"/></text:span><text:span text:style-name="T14">=&gt; nrel_goto: ..operator2311;;</text:span><text:line-break/><text:span text:style-name="T40"> <text:s text:c="3"/></text:span><text:span text:style-name="T14">*);;</text:span><text:line-break/><text:span text:style-name="T40"> <text:s text:c="3"/></text:span><text:span text:style-name="T14">-&gt;..operator2311 (*</text:span><text:line-break/><text:span text:style-name="T40"> <text:s text:c="5"/></text:span><text:span text:style-name="T14">&lt;- ifVarAssign;;</text:span><text:line-break/><text:span text:style-name="T40"> <text:s text:c="5"/></text:span><text:span text:style-name="T14">-&gt; rrel_1: rrel_fixed: rrel_scp_var: _results;;</text:span><text:line-break/><text:span text:style-name="T40"> <text:s text:c="5"/></text:span><text:span text:style-name="T14">=&gt; nrel_then: ..operator64829;;</text:span><text:line-break/><text:span text:style-name="T40"> <text:s text:c="5"/></text:span><text:span text:style-name="T14">=&gt; nrel_else: ..operator32945;;</text:span><text:line-break/><text:span text:style-name="T40"> <text:s text:c="3"/></text:span><text:span text:style-name="T14">*);;</text:span><text:line-break/><text:span text:style-name="T40"> <text:s text:c="3"/></text:span><text:span text:style-name="T14">-&gt;..operator64829 (*</text:span><text:line-break/><text:span text:style-name="T40"> <text:s text:c="5"/></text:span><text:span text:style-name="T14">&lt;- searchSetStr3;;</text:span><text:line-break/><text:span text:style-name="T40"> <text:s text:c="5"/></text:span><text:span text:style-name="T14">-&gt; rrel_1: rrel_fixed: rrel_scp_var: _pattern;;</text:span><text:line-break/><text:soft-page-break/><text:span text:style-name="T40"> <text:s text:c="5"/></text:span><text:span text:style-name="T14">-&gt; rrel_2: rrel_scp_var: rrel_assign: _arc;;</text:span><text:line-break/><text:span text:style-name="T40"> <text:s text:c="5"/></text:span><text:span text:style-name="T14">-&gt; rrel_3: rrel_scp_</text:span><text:span text:style-name="T37">var</text:span><text:span text:style-name="T14">: rrel_assign: _element;;</text:span><text:line-break/><text:span text:style-name="T40"> <text:s text:c="5"/></text:span><text:span text:style-name="T14">-&gt; rrel_set_3: rrel_fixed: rrel_scp_var: _results;;</text:span><text:line-break/><text:span text:style-name="T40"> <text:s text:c="5"/></text:span><text:span text:style-name="T14">=&gt; nrel_goto: ..operator20621;;</text:span><text:line-break/><text:span text:style-name="T40"> <text:s text:c="3"/></text:span><text:span text:style-name="T14">*);;</text:span><text:line-break/><text:span text:style-name="T40"> <text:s text:c="3"/></text:span><text:span text:style-name="T14">-&gt;..operator32945 (*</text:span><text:line-break/><text:span text:style-name="T40"> <text:s text:c="5"/></text:span><text:span text:style-name="T14">&lt;- print;;</text:span><text:line-break/><text:span text:style-name="T40"> <text:s text:c="5"/></text:span><text:span text:style-name="T14">-&gt; rrel_1: rrel_fixed: rrel_scp_const: [Nothing!];;</text:span><text:line-break/><text:span text:style-name="T40"> <text:s text:c="5"/></text:span><text:span text:style-name="T14">=&gt; nrel_goto: ..operator20621;;</text:span><text:line-break/><text:span text:style-name="T40"> <text:s text:c="3"/></text:span><text:span text:style-name="T14">*);;</text:span><text:line-break/><text:span text:style-name="T40"> <text:s text:c="3"/></text:span><text:span text:style-name="T14">-&gt;..operator20621 (*</text:span><text:line-break/><text:span text:style-name="T40"> <text:s text:c="5"/></text:span><text:span text:style-name="T14">&lt;- return;;</text:span><text:line-break/><text:span text:style-name="T40"> <text:s text:c="3"/></text:span><text:span text:style-name="T14">*);;</text:span><text:line-break/><text:span text:style-name="T40"> <text:s/></text:span><text:span text:style-name="T14">*);;</text:span><text:line-break/><text:span text:style-name="T14">*);;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4-17T13:03:17.483853106</dc:date>
    <meta:editing-duration>PT11H14M54S</meta:editing-duration>
    <meta:editing-cycles>161</meta:editing-cycles>
    <meta:generator>LibreOffice/4.2.7.2$Linux_x86 LibreOffice_project/420m0$Build-2</meta:generator>
    <meta:document-statistic meta:table-count="9" meta:image-count="0" meta:object-count="0" meta:page-count="11" meta:paragraph-count="235" meta:word-count="1673" meta:character-count="13214" meta:non-whitespace-character-count="10844"/>
  </office:meta>
</office:document-meta>
</file>